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PropertyValueTransformer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oPropertyValueTransformer.BeanToPropertyValueTransformer( String propertyName , boolean ignore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ToPropertyValueTransformer.transform( Object obj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eanToPropertyValueTransformer.BeanToPropertyValueTransformer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oPropertyValueTransformer.is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